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antekening hypotheekrenteaftrek</text:p>
      <text:p text:style-name="Standaard">Hypotheekrente betaal je aan de bank.<text:line-break/>Belasting betaal je aan de belastingdienst (de ‘fiscus)</text:p>
      <text:p text:style-name="Standaard"/>
      <text:p text:style-name="Standaard">Belasting betaal je over je belastbaar inkomen.</text:p>
      <text:p text:style-name="Standaard">Je belastbaar inkomen wordt berekend door de bruto inkomen te verlagen met je aftrekpost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09-25T08:32:00Z</meta:creation-date>
    <dc:date>2020-09-25T08:35:00Z</dc:date>
    <meta:template xlink:href="Normal" xlink:type="simple"/>
    <meta:editing-cycles>1</meta:editing-cycles>
    <meta:editing-duration>PT180S</meta:editing-duration>
    <meta:document-statistic meta:page-count="1" meta:paragraph-count="1" meta:word-count="41" meta:character-count="267" meta:row-count="1" meta:non-whitespace-character-count="227"/>
  </office:meta>
</office:document-meta>
</file>